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0.385cm" fo:min-width="7.755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0.385cm" fo:min-width="3.564cm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0.385cm" fo:min-width="1.532cm"/>
    </style:style>
    <style:style style:name="gr7" style:family="graphic" style:parent-style-name="standard">
      <style:graphic-properties draw:fill-color="#e6e6e6" draw:textarea-horizontal-align="justify" draw:textarea-vertical-align="middle" draw:auto-grow-height="fals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97cm" fo:min-width="0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53cm" svg:height="1cm" svg:x="2.286cm" svg:y="0.651cm">
          <draw:text-box>
            <text:p text:style-name="P1"><text:span text:style-name="T1">n</text:span></text:p>
          </draw:text-box>
        </draw:frame>
        <draw:frame draw:style-name="gr2" draw:text-style-name="P2" draw:layer="layout" svg:width="1.383cm" svg:height="0.962cm" svg:x="2.046cm" svg:y="1.794cm">
          <draw:text-box>
            <text:p text:style-name="P1"><text:span text:style-name="T1">n/2</text:span></text:p>
          </draw:text-box>
        </draw:frame>
        <draw:frame draw:style-name="gr3" draw:text-style-name="P2" draw:layer="layout" svg:width="1.522cm" svg:height="0.962cm" svg:x="2.034cm" svg:y="2.737cm">
          <draw:text-box>
            <text:p text:style-name="P1"><text:span text:style-name="T1">n/4</text:span></text:p>
          </draw:text-box>
        </draw:frame>
        <draw:custom-shape draw:style-name="gr4" draw:text-style-name="P3" draw:layer="layout" svg:width="8.255cm" svg:height="0.635cm" svg:x="4.987cm" svg:y="0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0.635cm" svg:x="9.178cm" svg:y="1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064cm" svg:height="0.635cm" svg:x="4.987cm" svg:y="1.9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0.635cm" svg:x="4.86cm" svg:y="2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4.606cm" svg:y="4.9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0.635cm" svg:x="4.86cm" svg:y="2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0.635cm" svg:x="7.019cm" svg:y="2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0.635cm" svg:x="9.178cm" svg:y="2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0.635cm" svg:x="11.337cm" svg:y="2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4.987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5.368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5.749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6.13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6.511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6.892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7.273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7.654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8.035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8.416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9.559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9.94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0.321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0.701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1.082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1.463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1.844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2.225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2.606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2.987cm" svg:y="4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254cm" svg:height="0.635cm" svg:x="13.368cm" svg:y="4.96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0.853cm" svg:height="1cm" svg:x="2.413cm" svg:y="4.842cm">
          <draw:text-box>
            <text:p text:style-name="P1"><text:span text:style-name="T1">1</text:span></text:p>
          </draw:text-box>
        </draw:frame>
        <draw:frame draw:style-name="gr8" draw:text-style-name="P4" draw:layer="layout" svg:width="1.522cm" svg:height="1.143cm" svg:x="2.032cm" svg:y="3.572cm">
          <draw:text-box>
            <text:p><text:s/>...</text:p>
          </draw:text-box>
        </draw:frame>
        <draw:line draw:style-name="gr9" draw:text-style-name="P5" draw:layer="layout" svg:x1="13.623cm" svg:y1="4.715cm" svg:x2="13.623cm" svg:y2="1.032cm">
          <text:p/>
        </draw:line>
        <draw:frame draw:style-name="gr10" draw:text-style-name="P4" draw:layer="layout" svg:width="2.297cm" svg:height="0.962cm" draw:transform="rotate (1.57934844012967) translate (13.516cm 4.099cm)">
          <draw:text-box>
            <text:p>merge</text:p>
          </draw:text-box>
        </draw:frame>
        <draw:line draw:style-name="gr9" draw:text-style-name="P5" draw:layer="layout" svg:x1="4.572cm" svg:y1="1.032cm" svg:x2="4.572cm" svg:y2="4.715cm">
          <text:p/>
        </draw:line>
        <draw:frame draw:style-name="gr11" draw:text-style-name="P4" draw:layer="layout" svg:width="1.914cm" svg:height="1.673cm" draw:transform="rotate (1.57934844012967) translate (3.661cm 3.953cm)">
          <draw:text-box>
            <text:p>split</text:p>
            <text:p/>
          </draw:text-box>
        </draw:frame>
        <draw:frame draw:style-name="gr8" draw:text-style-name="P4" draw:layer="layout" svg:width="1.522cm" svg:height="1.143cm" svg:x="6.225cm" svg:y="3.572cm">
          <draw:text-box>
            <text:p><text:s/>...</text:p>
          </draw:text-box>
        </draw:frame>
        <draw:frame draw:style-name="gr8" draw:text-style-name="P4" draw:layer="layout" svg:width="1.522cm" svg:height="1.143cm" svg:x="10.541cm" svg:y="3.572cm">
          <draw:text-box>
            <text:p><text:s/>...</text:p>
          </draw:text-box>
        </draw:frame>
        <draw:frame draw:style-name="gr12" draw:text-style-name="P4" draw:layer="layout" svg:width="4.701cm" svg:height="1.825cm" draw:transform="rotate (1.57934844012967) translate (0.802cm 5.224cm)">
          <draw:text-box>
            <text:p>log<text:span text:style-name="T2">2</text:span>(n) level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32:47.622951887</meta:creation-date>
    <dc:date>2016-12-28T13:16:15.446861858</dc:date>
    <meta:editing-duration>PT39M15S</meta:editing-duration>
    <meta:editing-cycles>4</meta:editing-cycles>
    <meta:generator>LibreOffice/5.0.3.2$Linux_X86_64 LibreOffice_project/00m0$Build-2</meta:generator>
    <meta:document-statistic meta:object-count="42"/>
  </office:meta>
</office:document-meta>
</file>